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1pt" officeooo:paragraph-rsid="001c90e2" style:font-size-asian="11pt" style:font-size-complex="11pt"/>
    </style:style>
    <style:style style:name="P2" style:family="paragraph" style:parent-style-name="Standard">
      <style:text-properties fo:font-size="11pt" officeooo:rsid="00271bd6" officeooo:paragraph-rsid="0021b863" style:font-size-asian="11pt" style:font-size-complex="11pt"/>
    </style:style>
    <style:style style:name="P3" style:family="paragraph" style:parent-style-name="Standard">
      <style:text-properties fo:font-size="11pt" officeooo:rsid="0021b863" officeooo:paragraph-rsid="002e0835" style:font-size-asian="11pt" style:font-size-complex="11pt"/>
    </style:style>
    <style:style style:name="P4" style:family="paragraph" style:parent-style-name="Standard">
      <style:text-properties fo:font-size="11pt" officeooo:paragraph-rsid="00385871" style:font-size-asian="11pt" style:font-size-complex="11pt"/>
    </style:style>
    <style:style style:name="P5" style:family="paragraph" style:parent-style-name="Standard">
      <style:text-properties fo:font-size="11pt" officeooo:rsid="00096e81" officeooo:paragraph-rsid="0021b863" style:font-size-asian="11pt" style:font-size-complex="11pt"/>
    </style:style>
    <style:style style:name="P6" style:family="paragraph" style:parent-style-name="Standard">
      <style:text-properties officeooo:paragraph-rsid="001c90e2"/>
    </style:style>
    <style:style style:name="P7" style:family="paragraph" style:parent-style-name="Standard">
      <style:text-properties officeooo:paragraph-rsid="00317286"/>
    </style:style>
    <style:style style:name="P8" style:family="paragraph" style:parent-style-name="Standard">
      <style:text-properties officeooo:paragraph-rsid="0041aa1f"/>
    </style:style>
    <style:style style:name="P9" style:family="paragraph" style:parent-style-name="Standard">
      <style:text-properties officeooo:paragraph-rsid="004fe08e"/>
    </style:style>
    <style:style style:name="P10" style:family="paragraph" style:parent-style-name="Standard" style:master-page-name="Standard">
      <style:paragraph-properties style:page-number="auto"/>
      <style:text-properties officeooo:rsid="001c90e2" officeooo:paragraph-rsid="001c90e2"/>
    </style:style>
    <style:style style:name="T1" style:family="text">
      <style:text-properties fo:font-size="11pt" style:font-size-asian="11pt" style:font-size-complex="11pt"/>
    </style:style>
    <style:style style:name="T2" style:family="text">
      <style:text-properties fo:font-size="11pt" officeooo:rsid="001c90e2" style:font-size-asian="11pt" style:font-size-complex="11pt"/>
    </style:style>
    <style:style style:name="T3" style:family="text">
      <style:text-properties fo:font-size="11pt" officeooo:rsid="001616d9" style:font-size-asian="11pt" style:font-size-complex="11pt"/>
    </style:style>
    <style:style style:name="T4" style:family="text">
      <style:text-properties fo:font-size="11pt" officeooo:rsid="000e96cc" style:font-size-asian="11pt" style:font-size-complex="11pt"/>
    </style:style>
    <style:style style:name="T5" style:family="text">
      <style:text-properties fo:font-size="11pt" officeooo:rsid="002e0835" style:font-size-asian="11pt" style:font-size-complex="11pt"/>
    </style:style>
    <style:style style:name="T6" style:family="text">
      <style:text-properties fo:font-size="11pt" officeooo:rsid="0029ce9e" style:font-size-asian="11pt" style:font-size-complex="11pt"/>
    </style:style>
    <style:style style:name="T7" style:family="text">
      <style:text-properties fo:font-size="11pt" officeooo:rsid="00317286" style:font-size-asian="11pt" style:font-size-complex="11pt"/>
    </style:style>
    <style:style style:name="T8" style:family="text">
      <style:text-properties fo:font-size="11pt" officeooo:rsid="0032d00a" style:font-size-asian="11pt" style:font-size-complex="11pt"/>
    </style:style>
    <style:style style:name="T9" style:family="text">
      <style:text-properties fo:font-size="11pt" officeooo:rsid="001384d0" style:font-size-asian="11pt" style:font-size-complex="11pt"/>
    </style:style>
    <style:style style:name="T10" style:family="text">
      <style:text-properties fo:font-size="11pt" officeooo:rsid="0029d870" style:font-size-asian="11pt" style:font-size-complex="11pt"/>
    </style:style>
    <style:style style:name="T11" style:family="text">
      <style:text-properties fo:font-size="11pt" officeooo:rsid="0017fd74" style:font-size-asian="11pt" style:font-size-complex="11pt"/>
    </style:style>
    <style:style style:name="T12" style:family="text">
      <style:text-properties fo:font-size="11pt" officeooo:rsid="00352b88" style:font-size-asian="11pt" style:font-size-complex="11pt"/>
    </style:style>
    <style:style style:name="T13" style:family="text">
      <style:text-properties fo:font-size="11pt" officeooo:rsid="00385871" style:font-size-asian="11pt" style:font-size-complex="11pt"/>
    </style:style>
    <style:style style:name="T14" style:family="text">
      <style:text-properties fo:font-size="11pt" officeooo:rsid="0038a238" style:font-size-asian="11pt" style:font-size-complex="11pt"/>
    </style:style>
    <style:style style:name="T15" style:family="text">
      <style:text-properties fo:font-size="11pt" officeooo:rsid="0039a495" style:font-size-asian="11pt" style:font-size-complex="11pt"/>
    </style:style>
    <style:style style:name="T16" style:family="text">
      <style:text-properties fo:font-size="11pt" officeooo:rsid="003b8a63" style:font-size-asian="11pt" style:font-size-complex="11pt"/>
    </style:style>
    <style:style style:name="T17" style:family="text">
      <style:text-properties fo:font-size="11pt" officeooo:rsid="003d2ae5" style:font-size-asian="11pt" style:font-size-complex="11pt"/>
    </style:style>
    <style:style style:name="T18" style:family="text">
      <style:text-properties fo:font-size="11pt" officeooo:rsid="003ec241" style:font-size-asian="11pt" style:font-size-complex="11pt"/>
    </style:style>
    <style:style style:name="T19" style:family="text">
      <style:text-properties fo:font-size="11pt" officeooo:rsid="003faebd" style:font-size-asian="11pt" style:font-size-complex="11pt"/>
    </style:style>
    <style:style style:name="T20" style:family="text">
      <style:text-properties fo:font-size="11pt" officeooo:rsid="0041aa1f" style:font-size-asian="11pt" style:font-size-complex="11pt"/>
    </style:style>
    <style:style style:name="T21" style:family="text">
      <style:text-properties fo:font-size="11pt" officeooo:rsid="0016a101" style:font-size-asian="11pt" style:font-size-complex="11pt"/>
    </style:style>
    <style:style style:name="T22" style:family="text">
      <style:text-properties fo:font-size="11pt" officeooo:rsid="001e8f79" style:font-size-asian="11pt" style:font-size-complex="11pt"/>
    </style:style>
    <style:style style:name="T23" style:family="text">
      <style:text-properties fo:font-size="11pt" officeooo:rsid="0042843a" style:font-size-asian="11pt" style:font-size-complex="11pt"/>
    </style:style>
    <style:style style:name="T24" style:family="text">
      <style:text-properties fo:font-size="11pt" officeooo:rsid="004509de" style:font-size-asian="11pt" style:font-size-complex="11pt"/>
    </style:style>
    <style:style style:name="T25" style:family="text">
      <style:text-properties fo:font-size="11pt" officeooo:rsid="004516c5" style:font-size-asian="11pt" style:font-size-complex="11pt"/>
    </style:style>
    <style:style style:name="T26" style:family="text">
      <style:text-properties fo:font-size="11pt" officeooo:rsid="00478c34" style:font-size-asian="11pt" style:font-size-complex="11pt"/>
    </style:style>
    <style:style style:name="T27" style:family="text">
      <style:text-properties fo:font-size="11pt" officeooo:rsid="0049590d" style:font-size-asian="11pt" style:font-size-complex="11pt"/>
    </style:style>
    <style:style style:name="T28" style:family="text">
      <style:text-properties fo:font-size="11pt" officeooo:rsid="004cdd37" style:font-size-asian="11pt" style:font-size-complex="11pt"/>
    </style:style>
    <style:style style:name="T29" style:family="text">
      <style:text-properties fo:font-size="11pt" officeooo:rsid="004e4266" style:font-size-asian="11pt" style:font-size-complex="11pt"/>
    </style:style>
    <style:style style:name="T30" style:family="text">
      <style:text-properties fo:font-size="11pt" officeooo:rsid="004fe08e"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ausal inference: from prediction to decision making</text:p>
      <text:p text:style-name="P6"/>
      <text:p text:style-name="P5">Many of the most important questions in science and in our personal lives are about the outcomes of doing something. Will asking people to pay upfront at the doctors reduce long term health expenditure? If we developed a drug to suppress particular genes, could we cure MS and would delaying teen-aged pregnancies improve the outcome for their kids. <text:s/></text:p>
      <text:p text:style-name="P2"/>
      <text:p text:style-name="P8"><text:span text:style-name="T9">T</text:span><text:span text:style-name="T4">hese </text:span><text:span text:style-name="T9">are hard</text:span><text:span text:style-name="T4"> questions</text:span><text:span text:style-name="T9"> because they require more than</text:span><text:span text:style-name="T4"> </text:span><text:span text:style-name="T10">identifying</text:span><text:span text:style-name="T4"> a pattern in data. </text:span><text:span text:style-name="T11">C</text:span><text:span text:style-name="T4">orrelation is not causation.</text:span><text:span text:style-name="T11"> Causal inference has proven so difficult using standard methods (such as instrumental variables and propensity scoring) that there is barely any consensus on even enduring questions like the returns to education or the long-</text:span><text:span text:style-name="T24">term</text:span><text:span text:style-name="T11"> consequences of early life events – like teenage pregnancy, where the variables involved are susceptible to human intuition and understanding. </text:span></text:p>
      <text:p text:style-name="P8"/>
      <text:p text:style-name="P8"><text:span text:style-name="T3">We </text:span><text:span text:style-name="T20">now </text:span><text:span text:style-name="T3">live in a world of data. </text:span><text:span text:style-name="T26">H</text:span><text:span text:style-name="T3">ours of our lives are spent online, where every click can </text:span><text:span text:style-name="T21">be</text:span><text:span text:style-name="T3"> recorded, </text:span><text:span text:style-name="T25">t</text:span><text:span text:style-name="T22">iny computers and sensors are cheap enough to incorporate into everything and the US </text:span><text:span text:style-name="T3">Institute</text:span><text:span text:style-name="T22"> of Health is con</text:span><text:span text:style-name="T3">sidering</text:span><text:span text:style-name="T22"> if all infants should be genetically sequenced at birth. </text:span><text:span text:style-name="T29">Such</text:span><text:span text:style-name="T22"> data gives us a window </text:span><text:span text:style-name="T23">into</text:span><text:span text:style-name="T22"> many aspects of our lives at an unprecedented scale and detail </text:span><text:span text:style-name="T26">b</text:span><text:span text:style-name="T22">ut it is messy, complicated </text:span><text:span text:style-name="T28">and</text:span><text:span text:style-name="T22"> often generat</text:span><text:span text:style-name="T20">ed as a</text:span><text:span text:style-name="T22"> by product of some other purpose. It does not come from the controlled world of a randomised experiment.</text:span><text:span text:style-name="T5"> </text:span><text:span text:style-name="T6">Traditional techniques that assume linearity or substantial prior knowledge of causal structure are poorly suited to data sets that may be high dimensional,</text:span><text:span text:style-name="T8"> have </text:span><text:span text:style-name="T6">non-linear relationships between variables, </text:span><text:span text:style-name="T7">and </text:span><text:span text:style-name="T8">where we have </text:span><text:span text:style-name="T7">limited theory </text:span><text:span text:style-name="T8">specifying how </text:span><text:span text:style-name="T30">the </text:span><text:span text:style-name="T8">variables are related.</text:span></text:p>
      <text:p text:style-name="P7"/>
      <text:p text:style-name="P9"><text:span text:style-name="T1">A major insight emerging from the machine learning literature </text:span><text:span text:style-name="T12">is that it is possible to infer some aspects of causal structure with very general assumptions. </text:span><text:span text:style-name="T27">T</text:span><text:span text:style-name="T14">he</text:span><text:span text:style-name="T13"> set of conditional independences in a non-experimental data set </text:span><text:span text:style-name="T14">indicates some causal structures </text:span><text:span text:style-name="T27">are more likely</text:span><text:span text:style-name="T14"> than others.</text:span><text:span text:style-name="T15"> </text:span><text:span text:style-name="T14">In addition, there are subtle asymmetries </text:span><text:span text:style-name="T30">in the relationship between the joint distribution of cause and effect and</text:span><text:span text:style-name="T14"> the distribution</text:span><text:span text:style-name="T30">s of</text:span><text:span text:style-name="T14"> cause given effect and effect given cause. These clues are the key to causal discovery algorithms, </text:span><text:span text:style-name="T16">which attempt to learn causal structure from non-experimental data</text:span><text:span text:style-name="T14">. I am particularly interested in combining causal discovery techniques with reinforcement learning.</text:span><text:span text:style-name="T17"> </text:span><text:span text:style-name="T18">In cases where you can do experiments, but there are a large number of variables on which you could intervene,</text:span><text:span text:style-name="T19"> causal discovery techniques should help guide which experiment to perform next by reducing the search space over plausible causal structures. </text:span><text:span text:style-name="T14">I am also investigating methods to incorporate structural priors into causal discovery algorithms to bridge the gap between causal discovery and the causal effect estimation techniques currently applied in social science and economics. </text:span></text:p>
      <text:p text:style-name="P4"/>
      <text:p text:style-name="P6"><text:span text:style-name="T1">The Microsoft Graduate Women's </text:span><text:span text:style-name="T5">S</text:span><text:span text:style-name="T1">cholarship would enable me to attend conferences </text:span><text:span text:style-name="T2">early in my research career and make an extended visit to one of the key centres for causal inference in Europe,which would not otherwise be possible due to the high cost of travel from Australia and of childcare for my young daughter overseas. </text:span></text:p>
      <text:p text:style-name="P6"/>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5:02:09.977553106</meta:creation-date>
    <dc:date>2014-10-21T10:24:04.039435944</dc:date>
    <meta:editing-duration>PT1H24M27S</meta:editing-duration>
    <meta:editing-cycles>50</meta:editing-cycles>
    <meta:generator>LibreOffice/4.2.3.3$Linux_X86_64 LibreOffice_project/420m0$Build-3</meta:generator>
    <meta:document-statistic meta:table-count="0" meta:image-count="0" meta:object-count="0" meta:page-count="1" meta:paragraph-count="6" meta:word-count="500" meta:character-count="3216" meta:non-whitespace-character-count="2716"/>
  </office:meta>
</office:document-meta>
</file>